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3.0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0</text:p>
          </table:table-cell>
          <table:table-cell office:value-type="string">
            <text:p>Heracles Inexpectatus</text:p>
          </table:table-cell>
          <table:table-cell office:value-type="string">
            <text:p>Unexpected Hero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The Roman Emp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0</text:p>
          </table:table-cell>
          <table:table-cell office:value-type="string">
            <text:p>Josephoartigasia</text:p>
          </table:table-cell>
          <table:table-cell office:value-type="string">
            <text:p>Enormous Rode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2</text:p>
          </table:table-cell>
          <table:table-cell office:value-type="string">
            <text:p>Flaming Cliffs</text:p>
          </table:table-cell>
          <table:table-cell office:value-type="string">
            <text:p>Important Findings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9</text:p>
          </table:table-cell>
          <table:table-cell office:value-type="string">
            <text:p>Archelon</text:p>
          </table:table-cell>
          <table:table-cell office:value-type="string">
            <text:p>Southward Migra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3</text:p>
          </table:table-cell>
          <table:table-cell office:value-type="string">
            <text:p>Sacabambaspis</text:p>
          </table:table-cell>
          <table:table-cell office:value-type="string">
            <text:p>Surprise Fac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istory of the Internet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4</text:p>
          </table:table-cell>
          <table:table-cell office:value-type="string">
            <text:p>Shastasaurus</text:p>
          </table:table-cell>
          <table:table-cell office:value-type="string">
            <text:p>Reptile Wrangl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6</text:p>
          </table:table-cell>
          <table:table-cell office:value-type="string">
            <text:p>Styxosaurus</text:p>
          </table:table-cell>
          <table:table-cell office:value-type="string">
            <text:p>Styx it to the M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Had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6</text:p>
          </table:table-cell>
          <table:table-cell office:value-type="string">
            <text:p>Thalattoarchon</text:p>
          </table:table-cell>
          <table:table-cell office:value-type="string">
            <text:p>Sovereign of the Se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6</text:p>
          </table:table-cell>
          <table:table-cell office:value-type="string">
            <text:p>Tiktaalik</text:p>
          </table:table-cell>
          <table:table-cell office:value-type="string">
            <text:p>It Started Out With a Fish..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2</text:p>
          </table:table-cell>
          <table:table-cell office:value-type="string">
            <text:p>Tylosaurus</text:p>
          </table:table-cell>
          <table:table-cell office:value-type="string">
            <text:p>No Escap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4</text:p>
          </table:table-cell>
          <table:table-cell office:value-type="string">
            <text:p>Wahlisaurus</text:p>
          </table:table-cell>
          <table:table-cell office:value-type="string">
            <text:p>Wahl to Wah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0</text:p>
          </table:table-cell>
          <table:table-cell office:value-type="string">
            <text:p>Caudipteryx</text:p>
          </table:table-cell>
          <table:table-cell office:value-type="string">
            <text:p>Shake Your Tail 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ac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3</text:p>
          </table:table-cell>
          <table:table-cell office:value-type="string">
            <text:p>Citipati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3</text:p>
          </table:table-cell>
          <table:table-cell office:value-type="string">
            <text:p>Deinocheirus</text:p>
          </table:table-cell>
          <table:table-cell office:value-type="string">
            <text:p>Armed and Dangerou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2</text:p>
          </table:table-cell>
          <table:table-cell office:value-type="string">
            <text:p>Dracorex</text:p>
          </table:table-cell>
          <table:table-cell office:value-type="string">
            <text:p>Reptilium Leviosa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4</text:p>
          </table:table-cell>
          <table:table-cell office:value-type="string">
            <text:p>Entelodont</text:p>
          </table:table-cell>
          <table:table-cell office:value-type="string">
            <text:p>Pig Ou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ccary H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2</text:p>
          </table:table-cell>
          <table:table-cell office:value-type="string">
            <text:p>Gallimimus</text:p>
          </table:table-cell>
          <table:table-cell office:value-type="string">
            <text:p>Chicken Mimic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rench H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4</text:p>
          </table:table-cell>
          <table:table-cell office:value-type="string">
            <text:p>Gigantoraptor</text:p>
          </table:table-cell>
          <table:table-cell office:value-type="string">
            <text:p>Raptor-ous Applaus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8</text:p>
          </table:table-cell>
          <table:table-cell office:value-type="string">
            <text:p>Heterodontosaurus</text:p>
          </table:table-cell>
          <table:table-cell office:value-type="string">
            <text:p>The Whole Tooth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7</text:p>
          </table:table-cell>
          <table:table-cell office:value-type="string">
            <text:p>Hypsilophodon</text:p>
          </table:table-cell>
          <table:table-cell office:value-type="string">
            <text:p>Hyp to be Squar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ioneers of 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1</text:p>
          </table:table-cell>
          <table:table-cell office:value-type="string">
            <text:p>Massospondyl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3</text:p>
          </table:table-cell>
          <table:table-cell office:value-type="string">
            <text:p>Microvenator</text:p>
          </table:table-cell>
          <table:table-cell office:value-type="string">
            <text:p>Dental Pla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einonyc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1</text:p>
          </table:table-cell>
          <table:table-cell office:value-type="string">
            <text:p>Mononykus</text:p>
          </table:table-cell>
          <table:table-cell office:value-type="string">
            <text:p>POKE!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9</text:p>
          </table:table-cell>
          <table:table-cell office:value-type="string">
            <text:p>Ornitho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2</text:p>
          </table:table-cell>
          <table:table-cell office:value-type="string">
            <text:p>Oviraptor</text:p>
          </table:table-cell>
          <table:table-cell office:value-type="string">
            <text:p>Wrongly Accus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7</text:p>
          </table:table-cell>
          <table:table-cell office:value-type="string">
            <text:p>Pelecani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9</text:p>
          </table:table-cell>
          <table:table-cell office:value-type="string">
            <text:p>Plateosaurus</text:p>
          </table:table-cell>
          <table:table-cell office:value-type="string">
            <text:p>Broad Appeal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6</text:p>
          </table:table-cell>
          <table:table-cell office:value-type="string">
            <text:p>Struthiomimus</text:p>
          </table:table-cell>
          <table:table-cell office:value-type="string">
            <text:p>Bird Brain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4</text:p>
          </table:table-cell>
          <table:table-cell office:value-type="string">
            <text:p>Tianyulong</text:p>
          </table:table-cell>
          <table:table-cell office:value-type="string">
            <text:p>Proto-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5</text:p>
          </table:table-cell>
          <table:table-cell office:value-type="string">
            <text:p>Troodon</text:p>
          </table:table-cell>
          <table:table-cell office:value-type="string">
            <text:p>Troo Fact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1</text:p>
          </table:table-cell>
          <table:table-cell office:value-type="string">
            <text:p>Yangchua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1">31/03/2026</text:date>, <text:time>22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31T22:37:07.10</dc:date>
    <meta:editing-duration>PT20H13M31S</meta:editing-duration>
    <meta:editing-cycles>348</meta:editing-cycles>
    <meta:generator>OpenOffice/4.1.14$Win32 OpenOffice.org_project/4114m1$Build-9811</meta:generator>
    <dc:creator>Cecil La</dc:creator>
    <meta:document-statistic meta:table-count="2" meta:cell-count="7922" meta:object-count="0"/>
  </office:meta>
</office:document-meta>
</file>